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ff"/>
    </style:style>
    <style:style style:name="P2" style:family="paragraph" style:parent-style-name="Standard">
      <style:text-properties fo:color="#0000ff" fo:font-size="14pt" style:font-size-asian="14pt" style:font-size-complex="14pt"/>
    </style:style>
    <style:style style:name="P3" style:family="paragraph" style:parent-style-name="Standard">
      <style:text-properties style:font-name="Courier New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use-window-font-color="true"/>
    </style:style>
    <style:style style:name="P5" style:family="paragraph" style:parent-style-name="Standard">
      <style:paragraph-properties fo:background-color="#e6e6e6">
        <style:background-image/>
      </style:paragraph-properties>
      <style:text-properties style:font-name="Courier New" fo:font-weight="bold" style:font-weight-asian="bold" style:font-weight-complex="bold"/>
    </style:style>
    <style:style style:name="P6" style:family="paragraph" style:parent-style-name="Standard">
      <style:paragraph-properties fo:background-color="#e6e6e6">
        <style:background-image/>
      </style:paragraph-properties>
      <style:text-properties fo:color="#b3b3b3" style:font-name="Courier New" fo:font-weight="bold" style:font-weight-asian="bold" style:font-weight-complex="bold"/>
    </style:style>
    <style:style style:name="P7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 New" fo:font-weight="bold" style:font-weight-asian="bold" style:font-weight-complex="bold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fo:color="#b3b3b3" style:font-name="Courier New" fo:font-weight="bold" style:font-weight-asian="bold" style:font-weight-complex="bold"/>
    </style:style>
    <style:style style:name="P9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weight="normal" style:font-weight-asian="normal" style:font-weight-complex="normal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>
      <style:text-properties fo:color="#0000ff"/>
    </style:style>
    <style:style style:name="P13" style:family="paragraph" style:parent-style-name="Standard" style:list-style-name="L4">
      <style:text-properties fo:color="#0000ff"/>
    </style:style>
    <style:style style:name="P14" style:family="paragraph" style:parent-style-name="Standard">
      <style:text-properties style:font-name="Courier New" fo:font-weight="bold" style:font-weight-asian="bold" style:font-weight-complex="bold"/>
    </style:style>
    <style:style style:name="P15" style:family="paragraph" style:parent-style-name="Standard">
      <style:paragraph-properties fo:background-color="#e6e6e6">
        <style:background-image/>
      </style:paragraph-properties>
      <style:text-properties style:font-name="Courier New" fo:font-weight="bold" style:font-weight-asian="bold" style:font-weight-complex="bold"/>
    </style:style>
    <style:style style:name="P16" style:family="paragraph" style:parent-style-name="Standard">
      <style:paragraph-properties fo:background-color="#e6e6e6">
        <style:background-image/>
      </style:paragraph-properties>
      <style:text-properties fo:color="#b3b3b3" style:font-name="Courier New" fo:font-weight="bold" style:font-weight-asian="bold" style:font-weight-complex="bold"/>
    </style:style>
    <style:style style:name="P17" style:family="paragraph" style:parent-style-name="Standard">
      <style:paragraph-properties fo:background-color="#e6e6e6">
        <style:background-image/>
      </style:paragraph-properties>
      <style:text-properties style:use-window-font-color="true" style:font-name="Courier New" fo:font-weight="bold" style:font-weight-asian="bold" style:font-weight-complex="bold"/>
    </style:style>
    <style:style style:name="P18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weight="normal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Courier New"/>
    </style:style>
    <style:style style:name="T3" style:family="text">
      <style:text-properties fo:color="#b3b3b3" style:font-name="Courier New" fo:font-weight="bold" style:font-weight-asian="bold" style:font-weight-complex="bold"/>
    </style:style>
    <style:style style:name="T4" style:family="text">
      <style:text-properties style:font-name="Courier New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list xml:id="list258698306" text:style-name="L1">
        <text:list-item>
          <text:p text:style-name="P10">Introduction</text:p>
        </text:list-item>
        <text:list-item>
          <text:p text:style-name="P10">Prerequisites</text:p>
        </text:list-item>
        <text:list-item>
          <text:p text:style-name="P10">Overview</text:p>
        </text:list-item>
        <text:list-item>
          <text:p text:style-name="P10">Building Code</text:p>
          <text:list>
            <text:list-item>
              <text:p text:style-name="P10">Libraries</text:p>
            </text:list-item>
            <text:list-item>
              <text:p text:style-name="P10">Programs</text:p>
            </text:list-item>
          </text:list>
        </text:list-item>
        <text:list-item>
          <text:p text:style-name="P10">Summay of Environment Variables That Control Build Behavior</text:p>
        </text:list-item>
      </text:list>
      <text:p text:style-name="Standard"/>
      <text:p text:style-name="Standard"/>
      <text:p text:style-name="P2">1 <text:s/>Introduction</text:p>
      <text:p text:style-name="Standard"/>
      <text:p text:style-name="Standard">This build system is based on the tool "cmake" version 2.8.8. <text:s/></text:p>
      <text:p text:style-name="Standard">All syntax in build description files mentioned below conforms to the rules for cmake CMakeList.txt files as found in the cmake documentation.</text:p>
      <text:p text:style-name="Standard"/>
      <text:p text:style-name="Standard"/>
      <text:p text:style-name="P2">2 <text:s/>Prerequisites</text:p>
      <text:p text:style-name="P2"/>
      <text:p text:style-name="Standard">One must have their bash shell environment set up via the ACC environment setup procedure described here: <text:a xlink:type="simple" xlink:href="https://wiki.lepp.cornell.edu/lepp/bin/view/ACC/ACL/DevelopmentEnvironmentSetup">https://wiki.lepp.cornell.edu/lepp/bin/view/ACC/ACL/DevelopmentEnvironmentSetup</text:a></text:p>
      <text:p text:style-name="Standard"/>
      <text:p text:style-name="Standard"/>
      <text:p text:style-name="P2">3 <text:s/>Overview</text:p>
      <text:p text:style-name="P2"/>
      <text:p text:style-name="Standard">The build system will compile C, C++, and Fortran (77,90,95,2003) source code into object code and link into libraries and/or executables (programs).</text:p>
      <text:p text:style-name="Standard"/>
      <text:p text:style-name="Standard">To control how a project's source code is built one composes or edits an existing file named CMakeLists.txt. <text:s/>This file must appear in a project directory in order for the build system to recognize that directory as project that can be built.</text:p>
      <text:p text:style-name="Standard"/>
      <text:p text:style-name="Standard">The system operates within some directory organization requirements. The base directory wherein one or more project directories are located will be referred to as <text:span text:style-name="T2">&lt;DIR&gt;</text:span>.</text:p>
      <text:p text:style-name="Standard">The project directory in question will be referred to as <text:span text:style-name="T2">&lt;PROJ_DIR&gt;</text:span> <text:span text:style-name="T1">=</text:span> <text:span text:style-name="T2">&lt;DIR&gt;/&lt;PROJECT&gt;</text:span>.</text:p>
      <text:list xml:id="list971913731" text:style-name="L2">
        <text:list-item>
          <text:p text:style-name="P11">Within <text:span text:style-name="T2">&lt;PROJ_DIR&gt;</text:span> there may be one or more subdirectories containing one or more source code files in any of the languages mentioned above.</text:p>
        </text:list-item>
        <text:list-item>
          <text:p text:style-name="P11">Within <text:span text:style-name="T2">&lt;PROJ_DIR&gt;</text:span> there may be one or more subdirectories containing header files necessary for compilation.</text:p>
        </text:list-item>
      </text:list>
      <text:p text:style-name="Standard"/>
      <text:p text:style-name="Standard"/>
      <text:p text:style-name="P2">4 <text:s/>Building Code</text:p>
      <text:p text:style-name="Standard"/>
      <text:list xml:id="list1941991535" text:style-name="L3">
        <text:list-item>
          <text:list>
            <text:list-item>
              <text:p text:style-name="P12"><text:s/>Libraries</text:p>
            </text:list-item>
          </text:list>
        </text:list-item>
      </text:list>
      <text:p text:style-name="Standard"/>
      <text:p text:style-name="Standard">Provided a CmakeLists.txt build description file exists in the project directory that you wish to build, invoking the command <text:span text:style-name="T2">mk</text:span> will build a “production” binary which is suitable for everyday running. <text:s/><text:soft-page-break/>The command <text:span text:style-name="T2">mkd</text:span> will build a “debug” binary that contains debugging symbols for use in an interactive debuuger. <text:s/></text:p>
      <text:p text:style-name="Standard"/>
      <text:p text:style-name="Standard">The object and other support files are kept in a separate build tree automatically created within the project directory called production or debug, depending on the build type requested.</text:p>
      <text:p text:style-name="Standard"/>
      <text:p text:style-name="Standard"><text:span text:style-name="T2">mk clean</text:span> will clean the object files and binaries of the production build type and <text:span text:style-name="T2">mkd clean</text:span> will do the same for the debug build type.</text:p>
      <text:p text:style-name="Standard"/>
      <text:p text:style-name="Standard">To control the building of a library, create or copy a file named <text:span text:style-name="T2">CmakeLists.txt</text:span> into <text:span text:style-name="T2">&lt;PROJ_DIR&gt;</text:span><text:span text:style-name="T1">. <text:s/>An example </text:span><text:span text:style-name="T2">CmakeLists.txt</text:span><text:span text:style-name="T1"> file is shown and annotated here.</text:span></text:p>
      <text:p text:style-name="Standard"><text:span text:style-name="T1">The gray text is boilerplate and must appear verbatim. <text:s/>The remaining sections are meant to be modified by the user to configure the details of the build. <text:s/>This example is used to build the </text:span><text:span text:style-name="T2">libcesrv.a</text:span><text:span text:style-name="T1"> static library file and to allow for building the </text:span><text:span text:style-name="T2">cesrv_cl</text:span><text:span text:style-name="T1"> program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4"/>
      <text:p text:style-name="P5"><text:soft-page-break/>set(LIBNAME cesrv) </text:p>
      <text:p text:style-name="P6">cmake_minimum_required(VERSION $ENV{ACC_CMAKE_VERSION}) </text:p>
      <text:p text:style-name="P5"/>
      <text:p text:style-name="P5">find_package(X11) </text:p>
      <text:p text:style-name="P5"/>
      <text:p text:style-name="P5">set(INC_DIRS </text:p>
      <text:p text:style-name="P5"><text:s text:c="2"/>${X11_INCLUDE_DIR} </text:p>
      <text:p text:style-name="P5"><text:s text:c="2"/>../include </text:p>
      <text:p text:style-name="P5"><text:s text:c="2"/>../CesrBPM/include </text:p>
      <text:p text:style-name="P5"><text:s text:c="2"/>include </text:p>
      <text:p text:style-name="P5">) </text:p>
      <text:p text:style-name="P5"/>
      <text:p text:style-name="P5">set(SRC_DIRS </text:p>
      <text:p text:style-name="P5"><text:s text:c="2"/>code </text:p>
      <text:p text:style-name="P5">) </text:p>
      <text:p text:style-name="P5"/>
      <text:p text:style-name="P5">set(DEPS </text:p>
      <text:p text:style-name="P5"><text:s text:c="4"/>mpm_utils </text:p>
      <text:p text:style-name="P5"><text:s text:c="4"/>nonlin_bpm </text:p>
      <text:p text:style-name="P5"><text:s text:c="4"/>cesr_utils </text:p>
      <text:p text:style-name="P5"><text:s text:c="4"/>bmad </text:p>
      <text:p text:style-name="P5"><text:s text:c="4"/>sim_utils </text:p>
      <text:p text:style-name="P5"><text:s text:c="4"/>CesrBPM </text:p>
      <text:p text:style-name="P5"><text:s text:c="4"/>cbpmfio </text:p>
      <text:p text:style-name="P5"><text:s text:c="4"/>mpmnet </text:p>
      <text:p text:style-name="P5"><text:s text:c="4"/>recipes_f-90_LEPP </text:p>
      <text:p text:style-name="P5"><text:s text:c="4"/>cbi_net </text:p>
      <text:p text:style-name="P5"><text:s text:c="4"/>c_utils </text:p>
      <text:p text:style-name="P5"><text:s text:c="4"/>pgplot </text:p>
      <text:p text:style-name="P5"><text:s text:c="4"/>xsif </text:p>
      <text:p text:style-name="P5"><text:s text:c="4"/>forest</text:p>
      <text:p text:style-name="P5">) </text:p>
      <text:p text:style-name="P5"/>
      <text:p text:style-name="P5">set(EXE_SPECS cesrv.cmake) </text:p>
      <text:p text:style-name="P5"/>
      <text:p text:style-name="P6">include($ENV{ACC_BUILD_SYSTEM}/Master.cmake) </text:p>
      <text:p text:style-name="P3"/>
      <text:p text:style-name="Standard"><text:s/></text:p>
      <text:p text:style-name="Standard"><text:span text:style-name="T2">INC_DIRS</text:span> holds the list of directories in <text:span text:style-name="T2">&lt;PROJ_DIR&gt;</text:span> to search for include files.</text:p>
      <text:p text:style-name="Standard"><text:span text:style-name="T2">SRC_DIRS</text:span> holds the list of directories in <text:span text:style-name="T2">&lt;PROJ_DIR&gt;</text:span> that hold C, C++, and/or Fortran source code files to compile.</text:p>
      <text:p text:style-name="Standard"><text:span text:style-name="T2">DEPS</text:span> holds the list of in-house libraries that the software being built depends upon. <text:s/>This ensures that the necessary code in the project gets rebuilt in the event a local dependency library is modified.</text:p>
      <text:p text:style-name="Standard"><text:span text:style-name="T2">EXE_SPECS</text:span> holds the list of build specifications needed for producing one or more programs. <text:s/>See below for details.</text:p>
      <text:p text:style-name="P1"/>
      <text:list xml:id="list916969030" text:style-name="L4">
        <text:list-item>
          <text:list>
            <text:list-item>
              <text:p text:style-name="P13">Programs</text:p>
            </text:list-item>
          </text:list>
        </text:list-item>
      </text:list>
      <text:p text:style-name="P4">To control the building of an executable, create or copy a file named after the program to produce into <text:span text:style-name="T2">&lt;PROJ_DIR&gt;</text:span>. <text:s/>In this example, the supplementary build description file is called <text:span text:style-name="T2">cesrv.cmake</text:span> <text:soft-page-break/>which will be used to produce the executable file <text:span text:style-name="T2">cesrv_cl</text:span>. </text:p>
      <text:p text:style-name="P4"/>
      <text:p text:style-name="P7">set (EXENAME cesrv_cl) </text:p>
      <text:p text:style-name="P7">set (SRC_FILES </text:p>
      <text:p text:style-name="P7"><text:s text:c="2"/>program/cesrv_cl.f90</text:p>
      <text:p text:style-name="P7">)</text:p>
      <text:p text:style-name="P7"/>
      <text:p text:style-name="P7">set (LINK_LIBS </text:p>
      <text:p text:style-name="P7"><text:s text:c="2"/>cesrv </text:p>
      <text:p text:style-name="P7"><text:s text:c="2"/>mpm_utils </text:p>
      <text:p text:style-name="P7"><text:s text:c="2"/>nonlin_bpm </text:p>
      <text:p text:style-name="P7"><text:s text:c="2"/>cesr_utils </text:p>
      <text:p text:style-name="P7"><text:s text:c="2"/>bmad </text:p>
      <text:p text:style-name="P7"><text:s text:c="2"/>sim_utils </text:p>
      <text:p text:style-name="P7"><text:s text:c="2"/>cbpmfio </text:p>
      <text:p text:style-name="P7"><text:s text:c="2"/>CesrBPM </text:p>
      <text:p text:style-name="P7"><text:s text:c="2"/>mpmnet </text:p>
      <text:p text:style-name="P7"><text:s text:c="2"/>recipes_f-90_LEPP </text:p>
      <text:p text:style-name="P7"><text:s text:c="2"/>cbi_net </text:p>
      <text:p text:style-name="P7"><text:s text:c="2"/>pgplot </text:p>
      <text:p text:style-name="P7"><text:s text:c="2"/>xsif </text:p>
      <text:p text:style-name="P7"><text:s text:c="2"/>forest </text:p>
      <text:p text:style-name="P7"><text:s text:c="2"/>-Bdynamic /usr/lib64/libX11.so </text:p>
      <text:p text:style-name="P7"><text:s text:c="2"/>readline </text:p>
      <text:p text:style-name="P7"><text:s text:c="2"/>curses </text:p>
      <text:p text:style-name="P7"><text:s text:c="2"/>stdc++ </text:p>
      <text:p text:style-name="P7">) </text:p>
      <text:p text:style-name="P8"/>
      <text:p text:style-name="P9"><text:span text:style-name="T2">EXENAME</text:span> is the name of the program file to be built.</text:p>
      <text:p text:style-name="P9"><text:span text:style-name="T2">SRC_FILES</text:span> is a list of file paths (relative to <text:span text:style-name="T2">&lt;PROJ_DIR&gt;</text:span>) of the source files containing the program's main routine and other functionality that is not to be included in a library.</text:p>
      <text:p text:style-name="P9"><text:span text:style-name="T2">LINK_LIBS</text:span> is the list of additional libraries, if any, that provide functionality to the program being built.</text:p>
      <text:p text:style-name="P9"/>
      <text:p text:style-name="P9">To actually create the executable upon invocation of the <text:span text:style-name="T2">mk</text:span> command, a session variable can be set to in the user's environment called <text:span text:style-name="T2">ACC_BUILD_EXES</text:span>. <text:s/>Several affirmative values of this variable will be honored as per the cmake documentation. <text:s/>A short list of values that will result in the intended behavior is <text:s/>“<text:span text:style-name="T2">ON</text:span>”, <text:s/>“<text:span text:style-name="T2">TRUE</text:span>”, <text:s/>“<text:span text:style-name="T2">Y</text:span>”, <text:s/>“<text:span text:style-name="T2">YES</text:span>”, <text:s/>“<text:span text:style-name="T2">1</text:span>”. <text:s/>This allows the creation of all executables for which <text:span text:style-name="T2">&lt;executable&gt;.cmake</text:span> files have been created and for which references are present in the </text:p>
      <text:p text:style-name="P9"><text:span text:style-name="T2">SET (EXE_SPECS &lt;spec1&gt; &lt;spec2&gt;...)</text:span> line.</text:p>
      <text:p text:style-name="P9"/>
      <text:p text:style-name="P9">Alternatively, if the <text:span text:style-name="T2">ACC_BUILD_EXES</text:span> variable is not set affirmatively, individual executables can be created by using the name of their target after the <text:span text:style-name="T2">mk[mkd]</text:span> command. Program target names have an “<text:span text:style-name="T2">-exe</text:span>” appended to them.</text:p>
      <text:p text:style-name="P9">I.e. <text:span text:style-name="T2">mk &lt;program_name1&gt;-exe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2T15:02:30</meta:creation-date>
    <dc:date>2012-07-19T15:16:22</dc:date>
    <meta:editing-duration>PT72H12M37S</meta:editing-duration>
    <meta:editing-cycles>58</meta:editing-cycles>
    <meta:generator>OpenOffice.org/3.2$Unix OpenOffice.org_project/320m19$Build-9505</meta:generator>
    <meta:document-statistic meta:table-count="0" meta:image-count="0" meta:object-count="0" meta:page-count="4" meta:paragraph-count="94" meta:word-count="777" meta:character-count="5218"/>
  </office:meta>
</office:document-meta>
</file>